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3.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" draw:text-style-name="P2" xml:id="id1" draw:id="id1" draw:layer="layout" svg:width="6cm" svg:height="1.4cm" svg:x="4.2cm" svg:y="2cm">
          <text:p text:style-name="P2">skos-play (war)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cm" svg:height="1.4cm" svg:x="17.9cm" svg:y="6.4cm">
          <text:p text:style-name="P2">skos-toolkit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cm" svg:height="1.4cm" svg:x="10.6cm" svg:y="6.4cm">
          <text:p text:style-name="P2">skos-prin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5cm" svg:height="1.4cm" svg:x="0.9cm" svg:y="18.6cm">
          <text:p text:style-name="P2"><text:span text:style-name="T1">commons-</text:span><text:span text:style-name="T2">lang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2cm" svg:height="1.4cm" svg:x="4.6cm" svg:y="18.6cm">
          <text:p text:style-name="P2"><text:span text:style-name="T1">commons-</text:span><text:span text:style-name="T2">i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7cm" svg:height="1.4cm" svg:x="23cm" svg:y="18.6cm">
          <text:p text:style-name="P2"><text:span text:style-name="T1">commons-</text:span><text:span text:style-name="T2">jett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4cm" svg:x="15.5cm" svg:y="18.6cm">
          <text:p text:style-name="P2"><text:span text:style-name="T1">commons-</text:span><text:span text:style-name="T2">sq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6cm" svg:height="1.4cm" svg:x="19.2cm" svg:y="18.6cm">
          <text:p text:style-name="P2"><text:span text:style-name="T1">commons-</text:span><text:span text:style-name="T2">tre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3.6cm" svg:height="1.4cm" svg:x="8cm" svg:y="18.6cm">
          <text:p text:style-name="P2"><text:span text:style-name="T1">commons-</text:span><text:span text:style-name="T2">xml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7.2cm" svg:y1="3.4cm" svg:x2="2.65cm" svg:y2="18.6cm" draw:start-shape="id1" draw:start-glue-point="2" draw:end-shape="id2" draw:end-glue-point="0" svg:d="M7200 3400l-4550 15200" svg:viewBox="0 0 4551 15201">
          <text:p/>
        </draw:connector>
        <draw:connector draw:style-name="gr7" draw:text-style-name="P3" draw:layer="layout" draw:type="line" svg:x1="7.2cm" svg:y1="3.4cm" svg:x2="6.2cm" svg:y2="12.8cm" draw:start-shape="id1" draw:start-glue-point="2" draw:end-shape="id3" draw:end-glue-point="0" svg:d="M7200 3400l-1000 9400" svg:viewBox="0 0 1001 9401">
          <text:p/>
        </draw:connector>
        <draw:connector draw:style-name="gr7" draw:text-style-name="P3" draw:layer="layout" draw:type="line" svg:x1="6.2cm" svg:y1="14.2cm" svg:x2="6.2cm" svg:y2="18.6cm" draw:start-shape="id3" draw:start-glue-point="2" draw:end-shape="id4" draw:end-glue-point="0" svg:d="M6200 14200v4400" svg:viewBox="0 0 1 4401">
          <text:p/>
        </draw:connector>
        <draw:connector draw:style-name="gr7" draw:text-style-name="P3" draw:layer="layout" draw:type="line" svg:x1="6.2cm" svg:y1="14.2cm" svg:x2="9.8cm" svg:y2="18.6cm" draw:start-shape="id3" draw:start-glue-point="2" draw:end-shape="id5" draw:end-glue-point="0" svg:d="M6200 14200l3600 4400" svg:viewBox="0 0 3601 4401">
          <text:p/>
        </draw:connector>
        <draw:connector draw:style-name="gr7" draw:text-style-name="P3" draw:layer="layout" draw:type="line" svg:x1="20.9cm" svg:y1="7.8cm" svg:x2="21cm" svg:y2="18.6cm" draw:start-shape="id6" draw:start-glue-point="2" draw:end-shape="id7" draw:end-glue-point="0" svg:d="M20900 7800l100 10800" svg:viewBox="0 0 101 10801">
          <text:p/>
        </draw:connector>
        <draw:connector draw:style-name="gr7" draw:text-style-name="P3" draw:layer="layout" draw:type="line" svg:x1="13.6cm" svg:y1="7.8cm" svg:x2="13.55cm" svg:y2="18.6cm" draw:start-shape="id8" draw:start-glue-point="2" draw:end-shape="id9" draw:end-glue-point="0" svg:d="M13600 7800l-50 10800" svg:viewBox="0 0 51 10801">
          <text:p/>
        </draw:connector>
        <draw:custom-shape draw:style-name="gr3" draw:text-style-name="P2" xml:id="id9" draw:id="id9" draw:layer="layout" svg:width="3.5cm" svg:height="1.4cm" svg:x="11.8cm" svg:y="18.6cm">
          <text:p text:style-name="P2"><text:span text:style-name="T1">commons-</text:span><text:span text:style-name="T2">fo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7.2cm" svg:y1="3.4cm" svg:x2="13.6cm" svg:y2="6.4cm" draw:start-shape="id1" draw:start-glue-point="2" draw:end-shape="id8" draw:end-glue-point="0" svg:d="M7200 3400l6400 3000" svg:viewBox="0 0 6401 3001">
          <text:p/>
        </draw:connector>
        <draw:connector draw:style-name="gr7" draw:text-style-name="P3" draw:layer="layout" draw:type="line" svg:x1="7.2cm" svg:y1="3.4cm" svg:x2="20.9cm" svg:y2="6.4cm" draw:start-shape="id1" draw:start-glue-point="2" draw:end-shape="id6" draw:end-glue-point="0" svg:d="M7200 3400l13700 3000" svg:viewBox="0 0 13701 3001">
          <text:p/>
        </draw:connector>
        <draw:connector draw:style-name="gr8" draw:text-style-name="P3" draw:layer="layout" draw:type="line" svg:x1="6.2cm" svg:y1="14.2cm" svg:x2="2.65cm" svg:y2="18.6cm" draw:start-shape="id3" draw:start-glue-point="2" draw:end-shape="id2" draw:end-glue-point="0" svg:d="M6200 14200l-3550 4400" svg:viewBox="0 0 3551 4401">
          <text:p/>
        </draw:connector>
        <draw:connector draw:style-name="gr8" draw:text-style-name="P3" draw:layer="layout" draw:type="line" svg:x1="20.9cm" svg:y1="7.8cm" svg:x2="6.2cm" svg:y2="12.8cm" draw:start-shape="id6" draw:start-glue-point="2" draw:end-shape="id3" draw:end-glue-point="0" svg:d="M20900 7800l-14700 5000" svg:viewBox="0 0 14701 5001">
          <text:p/>
        </draw:connector>
        <draw:connector draw:style-name="gr8" draw:text-style-name="P3" draw:layer="layout" draw:type="line" svg:x1="13.6cm" svg:y1="7.8cm" svg:x2="2.65cm" svg:y2="18.6cm" draw:start-shape="id8" draw:start-glue-point="2" draw:end-shape="id2" draw:end-glue-point="0" svg:d="M13600 7800l-10950 10800" svg:viewBox="0 0 10951 10801">
          <text:p/>
        </draw:connector>
        <draw:connector draw:style-name="gr8" draw:text-style-name="P3" draw:layer="layout" svg:x1="13.55cm" svg:y1="20cm" svg:x2="9.8cm" svg:y2="20cm" draw:start-shape="id9" draw:start-glue-point="2" draw:end-shape="id5" draw:end-glue-point="2" svg:d="M13550 20000v501h-3750v-501" svg:viewBox="0 0 3751 502">
          <text:p/>
        </draw:connector>
        <draw:connector draw:style-name="gr8" draw:text-style-name="P3" draw:layer="layout" draw:type="line" svg:x1="13.6cm" svg:y1="7.8cm" svg:x2="6.2cm" svg:y2="12.8cm" draw:start-shape="id8" draw:start-glue-point="2" draw:end-shape="id3" draw:end-glue-point="0" svg:d="M13600 7800l-7400 5000" svg:viewBox="0 0 7401 5001">
          <text:p/>
        </draw:connector>
        <draw:connector draw:style-name="gr8" draw:text-style-name="P3" draw:layer="layout" draw:type="line" svg:x1="13.6cm" svg:y1="7.8cm" svg:x2="21cm" svg:y2="18.6cm" draw:start-shape="id8" draw:start-glue-point="2" draw:end-shape="id7" draw:end-glue-point="0" svg:d="M13600 7800l7400 10800" svg:viewBox="0 0 7401 10801">
          <text:p/>
        </draw:connector>
        <draw:custom-shape draw:style-name="gr2" draw:text-style-name="P2" xml:id="id3" draw:id="id3" draw:layer="layout" svg:width="6cm" svg:height="1.4cm" svg:x="3.2cm" svg:y="12.8cm">
          <text:p text:style-name="P2">Sesame-toolki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6.6cm" svg:y1="7.1cm" svg:x2="17.9cm" svg:y2="7.1cm" draw:start-shape="id8" draw:start-glue-point="1" draw:end-shape="id6" svg:d="M16600 7100h1300" svg:viewBox="0 0 1301 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6T12:12:29.941441272</meta:creation-date>
    <dc:date>2016-08-06T12:41:38.337721679</dc:date>
    <meta:editing-duration>PT29M4S</meta:editing-duration>
    <meta:editing-cycles>10</meta:editing-cycles>
    <meta:generator>LibreOffice/5.1.4.2$Linux_X86_64 LibreOffice_project/10m0$Build-2</meta:generator>
    <meta:document-statistic meta:object-count="53"/>
  </office:meta>
</office:document-meta>
</file>